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ExtConfigGui.LdapExtConfig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ConfigGui.createSC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dapExtConfig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dapExtConfigGui.createSearch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dapExtConfigGui.configure( TestElement elem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LdapExtConfigGui.createPor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dapExtConfig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ConfigGui.createCompar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dapExtConfigGui.createAdd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dapExtConfigGui.LdapExtConfigGui( boolean displa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dapExtConfigGui.createModify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dapExtConfigGui.createServernam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dapExtConfigGui.createDelet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ExtConfigGui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dapExtConfigGui.createRootd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dapExtConfig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LdapExtConfigGui.createTes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dapExtConfigGui.itemStateChanged( ItemEvent i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dapExtConfigGui.tes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dapExtConfigGui.modifyTestElement( TestElement elem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LdapExtConfigGui.createModd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dapExtConfigGui.createBind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